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020-08-09_13-37-40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2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2020-08-09_16-28-45_000.jpg</text:p>
          </table:table-cell>
          <table:table-cell table:style-name="ce19" office:value-type="string">
            <text:p>:m RES 1*1 / free# JVEMV6 37#21.4_28 / 37. miscs of miscs / 21. math&amp;physics / 4. knot-theory / 蝶結び；モデル図,もやい結び.n：結び方：図式；分解 / N+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26" table:formula="of:=IF([.E3]=&quot;&quot;;[.C3];CONCATENATE([.C3];&quot; / &quot;;[.E3]))" office:value-type="string" office:string-value=":m RES 1*1 / free# JVEMV6 37#21.4_28 / 37. miscs of miscs / 21. math&amp;physics / 4. knot-theory / 蝶結び；モデル図,もやい結び.n：結び方：図式；分解 / N+">
            <text:p>:m RES 1*1 / free# JVEMV6 37#21.4_28 / 37. miscs of miscs / 21. math&amp;physics / 4. knot-theory / 蝶結び；モデル図,もやい結び.n：結び方：図式；分解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4" office:value-type="string">
            <text:p>2020-08-09_17-19-10_000.jpg</text:p>
          </table:table-cell>
          <table:table-cell table:style-name="ce19" office:value-type="string">
            <text:p>:m RES 1*1 / free# JVEMV6 37#21.4_29 / 37. miscs of miscs / 21. math&amp;physics / 4. knot-theory / もやい結び(re)；分解 / N+</text:p>
          </table:table-cell>
          <table:table-cell table:style-name="ce35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26" table:formula="of:=IF([.E4]=&quot;&quot;;[.C4];CONCATENATE([.C4];&quot; / &quot;;[.E4]))" office:value-type="string" office:string-value=":m RES 1*1 / free# JVEMV6 37#21.4_29 / 37. miscs of miscs / 21. math&amp;physics / 4. knot-theory / もやい結び(re)；分解 / N+">
            <text:p>:m RES 1*1 / free# JVEMV6 37#21.4_29 / 37. miscs of miscs / 21. math&amp;physics / 4. knot-theory / もやい結び(re)；分解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2020-08-09_18-00-18_000.jpg</text:p>
          </table:table-cell>
          <table:table-cell table:style-name="ce25" office:value-type="string">
            <text:p>:m 記録 / music:japanese-flute / 音だし / 口の形 / note=Df</text:p>
          </table:table-cell>
          <table:table-cell table:style-name="ce17"/>
          <table:table-cell table:style-name="ce4"/>
          <table:table-cell table:style-name="ce4" office:value-type="string">
            <text:p>N-35-35-28.656005 E-139-34-49.544677</text:p>
          </table:table-cell>
          <table:table-cell table:style-name="ce26" table:formula="of:=IF([.E5]=&quot;&quot;;[.C5];CONCATENATE([.C5];&quot; / &quot;;[.E5]))" office:value-type="string" office:string-value=":m 記録 / music:japanese-flute / 音だし / 口の形 / note=Df">
            <text:p>:m 記録 / music:japanese-flute / 音だし / 口の形 / note=Df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2020-08-09_18-00-56_000.jpg</text:p>
          </table:table-cell>
          <table:table-cell table:style-name="ce25" office:value-type="string">
            <text:p>:m 記録 / music:japanese-flute / 音だし / 口の形 / note=Df</text:p>
          </table:table-cell>
          <table:table-cell table:style-name="ce18"/>
          <table:table-cell table:style-name="ce4"/>
          <table:table-cell table:style-name="ce4" office:value-type="string">
            <text:p>N-35-35-28.656005 E-139-34-49.544677</text:p>
          </table:table-cell>
          <table:table-cell table:style-name="ce26" table:formula="of:=IF([.E6]=&quot;&quot;;[.C6];CONCATENATE([.C6];&quot; / &quot;;[.E6]))" office:value-type="string" office:string-value=":m 記録 / music:japanese-flute / 音だし / 口の形 / note=Df">
            <text:p>:m 記録 / music:japanese-flute / 音だし / 口の形 / note=Df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2020-08-09_18-02-01_000.jpg</text:p>
          </table:table-cell>
          <table:table-cell table:style-name="ce25" office:value-type="string">
            <text:p>:m 記録 / music:japanese-flute / 音だし / 口の形 / note=Df</text:p>
          </table:table-cell>
          <table:table-cell table:style-name="ce19"/>
          <table:table-cell table:style-name="ce4"/>
          <table:table-cell table:style-name="ce4" office:value-type="string">
            <text:p>N-35-35-28.807067 E-139-34-49.599609</text:p>
          </table:table-cell>
          <table:table-cell table:style-name="ce26" table:formula="of:=IF([.E7]=&quot;&quot;;[.C7];CONCATENATE([.C7];&quot; / &quot;;[.E7]))" office:value-type="string" office:string-value=":m 記録 / music:japanese-flute / 音だし / 口の形 / note=Df">
            <text:p>:m 記録 / music:japanese-flute / 音だし / 口の形 / note=Df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2020-08-09_18-02-01_001.jpg</text:p>
          </table:table-cell>
          <table:table-cell table:style-name="ce25" office:value-type="string">
            <text:p>:m 記録 / music:japanese-flute / 音だし / 口の形 / note=Df</text:p>
          </table:table-cell>
          <table:table-cell table:style-name="ce17"/>
          <table:table-cell table:style-name="ce4"/>
          <table:table-cell table:style-name="ce4" office:value-type="string">
            <text:p>N-35-35-28.807067 E-139-34-49.599609</text:p>
          </table:table-cell>
          <table:table-cell table:style-name="ce26" table:formula="of:=IF([.E8]=&quot;&quot;;[.C8];CONCATENATE([.C8];&quot; / &quot;;[.E8]))" office:value-type="string" office:string-value=":m 記録 / music:japanese-flute / 音だし / 口の形 / note=Df">
            <text:p>:m 記録 / music:japanese-flute / 音だし / 口の形 / note=Df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2020-08-09_18-18-29_000.jpg</text:p>
          </table:table-cell>
          <table:table-cell table:style-name="ce25" office:value-type="string">
            <text:p>:m 記録 / music:japanese-flute / 音だし / 口の形 / note=Df</text:p>
          </table:table-cell>
          <table:table-cell table:style-name="ce18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26" table:formula="of:=IF([.E9]=&quot;&quot;;[.C9];CONCATENATE([.C9];&quot; / &quot;;[.E9]))" office:value-type="string" office:string-value=":m 記録 / music:japanese-flute / 音だし / 口の形 / note=Df">
            <text:p>:m 記録 / music:japanese-flute / 音だし / 口の形 / note=Df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2020-08-09_18-57-34_000.jpg</text:p>
          </table:table-cell>
          <table:table-cell table:style-name="ce25" office:value-type="string">
            <text:p>:m music / log / kb / || s.1:prev,8/8:s.1,memo+,R=~ || s.2:genr=et-N,R=2,length=8-measures,tempo=70 || s.3:genr=res-N,note=Ef3;Ef4,R=3,for=how-to-blow:mouth-form,memo~ / N+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26" table:formula="of:=IF([.E10]=&quot;&quot;;[.C10];CONCATENATE([.C10];&quot; / &quot;;[.E10]))" office:value-type="string" office:string-value=":m music / log / kb / || s.1:prev,8/8:s.1,memo+,R=~ || s.2:genr=et-N,R=2,length=8-measures,tempo=70 || s.3:genr=res-N,note=Ef3;Ef4,R=3,for=how-to-blow:mouth-form,memo~ / N+">
            <text:p>:m music / log / kb / || s.1:prev,8/8:s.1,memo+,R=~ || s.2:genr=et-N,R=2,length=8-measures,tempo=70 || s.3:genr=res-N,note=Ef3;Ef4,R=3,for=how-to-blow:mouth-form,memo~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2020-08-09_19-11-13_000.jpg</text:p>
          </table:table-cell>
          <table:table-cell table:style-name="ce25" office:value-type="string">
            <text:p>:bookmemo / 読んだ本 / 『労働の論点』 / 著者=高橋祐吉、鷲谷、赤堀、兵頭、編</text:p>
          </table:table-cell>
          <table:table-cell table:style-name="ce19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26" table:formula="of:=IF([.E11]=&quot;&quot;;[.C11];CONCATENATE([.C11];&quot; / &quot;;[.E11]))" office:value-type="string" office:string-value=":bookmemo / 読んだ本 / 『労働の論点』 / 著者=高橋祐吉、鷲谷、赤堀、兵頭、編">
            <text:p>:bookmemo / 読んだ本 / 『労働の論点』 / 著者=高橋祐吉、鷲谷、赤堀、兵頭、編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string">
            <text:p>2020-08-09_19-18-12_000.jpg</text:p>
          </table:table-cell>
          <table:table-cell table:style-name="ce8" office:value-type="string">
            <text:p>:bookmemo 1*1 / ページメモ / 『労働の論点』 / 著者=高橋祐吉、鷲谷、赤堀、兵頭、編 / session-?? / p.120 / 三井三池炭鉱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26" table:formula="of:=IF([.E12]=&quot;&quot;;[.C12];CONCATENATE([.C12];&quot; / &quot;;[.E12]))" office:value-type="string" office:string-value=":bookmemo 1*1 / ページメモ / 『労働の論点』 / 著者=高橋祐吉、鷲谷、赤堀、兵頭、編 / session-?? / p.120 / 三井三池炭鉱">
            <text:p>:bookmemo 1*1 / ページメモ / 『労働の論点』 / 著者=高橋祐吉、鷲谷、赤堀、兵頭、編 / session-?? / p.120 / 三井三池炭鉱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string">
            <text:p>2020-08-09_20-29-56_000.jpg</text:p>
          </table:table-cell>
          <table:table-cell table:style-name="ce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26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string">
            <text:p>2020-08-09_22-43-31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26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string">
            <text:p>2020-08-09_22-49-06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26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2020-08-09_22-51-27_000.jpg</text:p>
          </table:table-cell>
          <table:table-cell table:style-name="ce4" office:value-type="string">
            <text:p>:m 記録 / お酒</text:p>
          </table:table-cell>
          <table:table-cell table:style-name="ce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26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2020-08-09_22-57-22_000.jpg</text:p>
          </table:table-cell>
          <table:table-cell table:style-name="ce26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381347 E-139-34-49.270019</text:p>
          </table:table-cell>
          <table:table-cell table:style-name="ce26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office:value-type="string">
            <text:p>2020-08-09_23-01-14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18676 E-139-34-49.160156</text:p>
          </table:table-cell>
          <table:table-cell table:style-name="ce26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4" office:value-type="string">
            <text:p>2020-08-09_23-12-50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26" table:formula="of:=IF([.E19]=&quot;&quot;;[.C19];CONCATENATE([.C19];&quot; / &quot;;[.E19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string">
            <text:p>2020-08-09_23-25-52_000.jpg</text:p>
          </table:table-cell>
          <table:table-cell table:style-name="ce8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26" table:formula="of:=IF([.E20]=&quot;&quot;;[.C20];CONCATENATE([.C20];&quot; / &quot;;[.E20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string">
            <text:p>2020-08-09_23-31-07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26" table:formula="of:=IF([.E21]=&quot;&quot;;[.C21];CONCATENATE([.C21];&quot; / &quot;;[.E21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4" office:value-type="string">
            <text:p>2020-08-09_23-33-41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26" table:formula="of:=IF([.E22]=&quot;&quot;;[.C22];CONCATENATE([.C22];&quot; / &quot;;[.E22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string">
            <text:p>2020-08-09_23-41-11_000.jpg</text:p>
          </table:table-cell>
          <table:table-cell table:style-name="ce22" office:value-type="string">
            <text:p>:m 記録 / お酒</text:p>
          </table:table-cell>
          <table:table-cell table:style-name="ce16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26" table:formula="of:=IF([.E23]=&quot;&quot;;[.C23];CONCATENATE([.C23];&quot; / &quot;;[.E23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4" office:value-type="string">
            <text:p>2020-08-10_00-42-01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4"/>
          <table:table-cell table:style-name="ce4"/>
          <table:table-cell table:style-name="ce4" office:value-type="string">
            <text:p>N-35-35-28.408813 E-139-34-49.324951</text:p>
          </table:table-cell>
          <table:table-cell table:style-name="ce26" table:formula="of:=IF([.E24]=&quot;&quot;;[.C24];CONCATENATE([.C24];&quot; / &quot;;[.E24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4" office:value-type="string">
            <text:p>2020-08-10_00-42-18_000.jpg</text:p>
          </table:table-cell>
          <table:table-cell table:style-name="ce18" office:value-type="string">
            <text:p>:m :PHOTO 寝た時刻 / 2020</text:p>
          </table:table-cell>
          <table:table-cell table:style-name="ce4"/>
          <table:table-cell table:style-name="ce4"/>
          <table:table-cell table:style-name="ce4" office:value-type="string">
            <text:p>N-35-35-28.408813 E-139-34-49.324951</text:p>
          </table:table-cell>
          <table:table-cell table:style-name="ce26" table:formula="of:=IF([.E25]=&quot;&quot;;[.C25];CONCATENATE([.C25];&quot; / &quot;;[.E25]))" office:value-type="string" office:string-value=":m :PHOTO 寝た時刻 / 2020">
            <text:p>:m :PHOTO 寝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2020-08-10_10-44-21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18"/>
          <table:table-cell table:style-name="ce4"/>
          <table:table-cell table:style-name="ce4" office:value-type="string">
            <text:p>N-35-35-28.559875 E-139-34-49.489746</text:p>
          </table:table-cell>
          <table:table-cell table:style-name="ce26" table:formula="of:=IF([.E26]=&quot;&quot;;[.C26];CONCATENATE([.C26];&quot; / &quot;;[.E2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4" office:value-type="string">
            <text:p>2020-08-10_11-14-55_000.jpg</text:p>
          </table:table-cell>
          <table:table-cell table:style-name="ce8" office:value-type="string">
            <text:p>:m / daylog メモ / partial / 2020-0708~0719</text:p>
          </table:table-cell>
          <table:table-cell table:style-name="ce19"/>
          <table:table-cell table:style-name="ce4"/>
          <table:table-cell table:style-name="ce4" office:value-type="string">
            <text:p>N-35-35-29.040527 E-139-34-49.599609</text:p>
          </table:table-cell>
          <table:table-cell table:style-name="ce26" table:formula="of:=IF([.E27]=&quot;&quot;;[.C27];CONCATENATE([.C27];&quot; / &quot;;[.E27]))" office:value-type="string" office:string-value=":m / daylog メモ / partial / 2020-0708~0719">
            <text:p>:m / daylog メモ / partial / 2020-0708~0719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4" office:value-type="string">
            <text:p>2020-08-10_11-15-03_000.jpg</text:p>
          </table:table-cell>
          <table:table-cell table:style-name="ce8" office:value-type="string">
            <text:p>:m / daylog メモ / partial / 2020-0720~0809</text:p>
          </table:table-cell>
          <table:table-cell table:style-name="ce18"/>
          <table:table-cell table:style-name="ce4"/>
          <table:table-cell table:style-name="ce4" office:value-type="string">
            <text:p>N-35-35-28.62854 E-139-34-49.160156</text:p>
          </table:table-cell>
          <table:table-cell table:style-name="ce26" table:formula="of:=IF([.E28]=&quot;&quot;;[.C28];CONCATENATE([.C28];&quot; / &quot;;[.E28]))" office:value-type="string" office:string-value=":m / daylog メモ / partial / 2020-0720~0809">
            <text:p>:m / daylog メモ / partial / 2020-0720~0809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4" office:value-type="string">
            <text:p>2020-08-10_11-15-12_000.jpg</text:p>
          </table:table-cell>
          <table:table-cell table:style-name="ce22" office:value-type="string">
            <text:p>:m :lets / action activity / やること / カタログ作ろう；人の行動の；嘲笑された人間；傷</text:p>
          </table:table-cell>
          <table:table-cell table:style-name="ce8"/>
          <table:table-cell table:style-name="ce4"/>
          <table:table-cell table:style-name="ce4" office:value-type="string">
            <text:p>N-35-35-28.62854 E-139-34-49.160156</text:p>
          </table:table-cell>
          <table:table-cell table:style-name="ce26" table:formula="of:=IF([.E29]=&quot;&quot;;[.C29];CONCATENATE([.C29];&quot; / &quot;;[.E29]))" office:value-type="string" office:string-value=":m :lets / action activity / やること / カタログ作ろう；人の行動の；嘲笑された人間；傷">
            <text:p>:m :lets / action activity / やること / カタログ作ろう；人の行動の；嘲笑された人間；傷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4" office:value-type="string">
            <text:p>2020-08-10_11-41-47_000.jpg</text:p>
          </table:table-cell>
          <table:table-cell table:style-name="ce8" office:value-type="string">
            <text:p>:m other / 記録　文書 / @自室 / 朝体操 / dance-original / s.1:id=e3-1.n:steps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26" table:formula="of:=IF([.E30]=&quot;&quot;;[.C30];CONCATENATE([.C30];&quot; / &quot;;[.E30]))" office:value-type="string" office:string-value=":m other / 記録　文書 / @自室 / 朝体操 / dance-original / s.1:id=e3-1.n:steps">
            <text:p>:m other / 記録　文書 / @自室 / 朝体操 / dance-original / s.1:id=e3-1.n:steps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09_18-29-34_000.mp4</text:p>
          </table:table-cell>
          <table:table-cell table:style-name="ce8" office:value-type="string">
            <text:p>:VIDEO / @自室 / 記録 / jap.flute / 演奏、play / f-2020-0809-2 / genr=et-N,R=2,length=8-measures</text:p>
          </table:table-cell>
          <table:table-cell table:style-name="ce18"/>
          <table:table-cell table:style-name="ce4"/>
          <table:table-cell table:style-name="ce4"/>
          <table:table-cell table:style-name="ce26" table:formula="of:=IF([.E31]=&quot;&quot;;[.C31];CONCATENATE([.C31];&quot; / &quot;;[.E31]))" office:value-type="string" office:string-value=":VIDEO / @自室 / 記録 / jap.flute / 演奏、play / f-2020-0809-2 / genr=et-N,R=2,length=8-measures">
            <text:p>:VIDEO / @自室 / 記録 / jap.flute / 演奏、play / f-2020-0809-2 / genr=et-N,R=2,length=8-measures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2020-08-09_18-38-08_000.mp4</text:p>
          </table:table-cell>
          <table:table-cell table:style-name="ce8" office:value-type="string">
            <text:p>:VIDEO / @自室 / 記録 / jap.flute / 演奏、play / f-2020-0809-3 / genr=res-N,note=Ef3;Ef4,R=3,for=how-to-blow:mouth-form</text:p>
          </table:table-cell>
          <table:table-cell table:style-name="ce19"/>
          <table:table-cell table:style-name="ce4"/>
          <table:table-cell table:style-name="ce4"/>
          <table:table-cell table:style-name="ce26" table:formula="of:=IF([.E32]=&quot;&quot;;[.C32];CONCATENATE([.C32];&quot; / &quot;;[.E32]))" office:value-type="string" office:string-value=":VIDEO / @自室 / 記録 / jap.flute / 演奏、play / f-2020-0809-3 / genr=res-N,note=Ef3;Ef4,R=3,for=how-to-blow:mouth-form">
            <text:p>:VIDEO / @自室 / 記録 / jap.flute / 演奏、play / f-2020-0809-3 / genr=res-N,note=Ef3;Ef4,R=3,for=how-to-blow:mouth-form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0-08-09_21-33-48_000.mid</text:p>
          </table:table-cell>
          <table:table-cell table:style-name="ce8" office:value-type="string">
            <text:p>:in-mid / app=perfect-piano / 演奏、play / id-2020-0809-1 / category=melody,inst=piano</text:p>
          </table:table-cell>
          <table:table-cell table:style-name="ce4"/>
          <table:table-cell table:style-name="ce4"/>
          <table:table-cell table:style-name="ce4"/>
          <table:table-cell table:style-name="ce26" table:formula="of:=IF([.E33]=&quot;&quot;;[.C33];CONCATENATE([.C33];&quot; / &quot;;[.E33]))" office:value-type="string" office:string-value=":in-mid / app=perfect-piano / 演奏、play / id-2020-0809-1 / category=melody,inst=piano">
            <text:p>:in-mid / app=perfect-piano / 演奏、play / id-2020-0809-1 / category=melody,inst=piano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16"/>
          <table:table-cell table:style-name="ce4"/>
          <table:table-cell table:style-name="ce4"/>
          <table:table-cell table:style-name="ce26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4"/>
          <table:table-cell table:style-name="ce4"/>
          <table:table-cell table:style-name="ce4"/>
          <table:table-cell table:style-name="ce26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4"/>
          <table:table-cell table:style-name="ce4"/>
          <table:table-cell table:style-name="ce4"/>
          <table:table-cell table:style-name="ce26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5"/>
          <table:table-cell table:style-name="ce4"/>
          <table:table-cell table:style-name="ce4"/>
          <table:table-cell table:style-name="ce4"/>
          <table:table-cell table:style-name="ce26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5"/>
          <table:table-cell table:style-name="ce4"/>
          <table:table-cell table:style-name="ce4"/>
          <table:table-cell table:style-name="ce4"/>
          <table:table-cell table:style-name="ce26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5"/>
          <table:table-cell table:style-name="ce4"/>
          <table:table-cell table:style-name="ce4"/>
          <table:table-cell table:style-name="ce4"/>
          <table:table-cell table:style-name="ce26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7"/>
          <table:table-cell table:style-name="ce4"/>
          <table:table-cell table:style-name="ce4"/>
          <table:table-cell table:style-name="ce26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7"/>
          <table:table-cell table:style-name="ce27"/>
          <table:table-cell table:style-name="ce4"/>
          <table:table-cell table:style-name="ce4"/>
          <table:table-cell table:style-name="ce26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7"/>
          <table:table-cell table:style-name="ce4"/>
          <table:table-cell table:style-name="ce4"/>
          <table:table-cell table:style-name="ce26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7"/>
          <table:table-cell table:style-name="ce4"/>
          <table:table-cell table:style-name="ce4"/>
          <table:table-cell table:style-name="ce26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4"/>
          <table:table-cell table:style-name="ce4"/>
          <table:table-cell table:style-name="ce4"/>
          <table:table-cell table:style-name="ce26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26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/>
          <table:table-cell table:style-name="ce27"/>
          <table:table-cell table:style-name="ce4"/>
          <table:table-cell table:style-name="ce4"/>
          <table:table-cell table:style-name="ce26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/>
          <table:table-cell table:style-name="ce27"/>
          <table:table-cell table:style-name="ce4"/>
          <table:table-cell table:style-name="ce4"/>
          <table:table-cell table:style-name="ce26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26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2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26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0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0">2020/08/10</text:date>, <text:time>14:13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10T14:13:51.52</dc:date>
    <dc:creator>iwabuchi ken</dc:creator>
    <meta:editing-duration>P24DT9H55M32S</meta:editing-duration>
    <meta:editing-cycles>9195</meta:editing-cycles>
    <meta:document-statistic meta:table-count="1" meta:cell-count="505" meta:object-count="0"/>
  </office:meta>
</office:document-meta>
</file>